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4)">
            <text:p>sn(4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4T10:01:52.93">
            <text:p>20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6)">
            <text:p>sn(2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3">
            <text:p>83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8">
            <text:p>8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62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3T16:37:42.62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 office:value-type="string">
            <text:p>*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table:number-columns-repeated="1010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24T10:01:56.94">
            <text:p>20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35)">
            <text:p>sn(33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3">
            <text:p>83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8">
            <text:p>8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5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09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27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3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4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number-columns-repeated="2"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89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0:01:57.56">
            <text:p>2019/10/24 10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8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8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8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8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38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39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39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39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39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40.903cm" draw:caption-point-x="-1.353cm" draw:caption-point-y="2.5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15];6;2)" office:value-type="string" office:string-value="09">
            <text:p>09</text:p>
          </table:table-cell>
          <table:table-cell table:formula="of:=MID([.F4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15];[.I415];&quot;-&quot;;LEFT([.G4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35)">
            <text:p>sn(33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0:01:57.7">
            <text:p>2019/10/24 10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6cm" draw:caption-point-x="-1.353cm" draw:caption-point-y="2.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66cm" draw:caption-point-x="-0.672cm" draw:caption-point-y="0.27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0:01:57.91">
            <text:p>2019/10/24 10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2cm" draw:caption-point-x="-1.353cm" draw:caption-point-y="2.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35)">
            <text:p>sn(33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0:01:58.08">
            <text:p>2019/10/24 10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6cm" draw:caption-point-x="-1.353cm" draw:caption-point-y="2.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0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0:01:58.22">
            <text:p>2019/10/24 10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0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7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7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2019/10/24</text:date>, <text:time>10:01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4T10:01:54.59</dc:date>
    <dc:creator>iwabuchi ken</dc:creator>
    <meta:editing-duration>P3DT3H1M55S</meta:editing-duration>
    <meta:editing-cycles>352</meta:editing-cycles>
    <meta:generator>OpenOffice/4.1.3$Win32 OpenOffice.org_project/413m1$Build-9783</meta:generator>
    <meta:document-statistic meta:table-count="7" meta:cell-count="5432" meta:object-count="0"/>
    <meta:user-defined meta:name="sheets-banding"/>
    <meta:user-defined meta:name="sheets-original-selection"/>
  </office:meta>
</office:document-meta>
</file>